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5200000095D65C5BE146E1B660.png" manifest:media-type="image/png"/>
  <manifest:file-entry manifest:full-path="Pictures/100000000000015200000095EAD6983DC999685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19cm, 0cm, 0.958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55cm, 0cm, 1.847cm)" draw:image-opacity="100%" style:mirror="none"/>
    </style:style>
    <style:style style:name="gr3" style:family="graphic" style:parent-style-name="standard">
      <style:graphic-properties svg:stroke-width="0.102cm" svg:stroke-color="#00a65d" draw:marker-start-width="0.352cm" draw:marker-end="" draw:marker-end-width="0.352cm" draw:fill="solid" draw:fill-color="#00a65d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color="#00a65d" draw:fill="solid" draw:fill-color="#00a65d" draw:textarea-horizontal-align="justify" draw:textarea-vertical-align="middle" draw:auto-grow-height="false" fo:min-height="0.199cm" fo:min-width="0cm"/>
    </style:style>
    <style:style style:name="gr5" style:family="graphic" style:parent-style-name="standard">
      <style:graphic-properties svg:stroke-width="0.102cm" svg:stroke-color="#ed1c24" draw:marker-start-width="0.352cm" draw:marker-end-width="0.352cm" draw:fill="solid" draw:fill-color="#faa61a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02cm" svg:stroke-color="#ff00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4.476cm" fo:min-width="20.809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a65d"/>
      <style:paragraph-properties fo:text-align="center"/>
      <style:text-properties style:font-name="DejaVu Sans" fo:font-size="24pt" style:font-size-asian="24pt" style:font-size-complex="24pt"/>
    </style:style>
    <style:style style:name="P3" style:family="paragraph">
      <loext:graphic-properties draw:fill="solid" draw:fill-color="#faa61a"/>
      <style:paragraph-properties fo:text-align="center"/>
      <style:text-properties style:font-name="DejaVu Sans" fo:font-size="24pt" style:font-size-asian="24pt" style:font-size-complex="24pt"/>
    </style:style>
    <style:style style:name="P4" style:family="paragraph">
      <style:paragraph-properties fo:text-align="center"/>
      <style:text-properties style:font-name="DejaVu Sans" fo:font-size="24pt" style:font-size-asian="24pt" style:font-size-complex="24pt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165cm" svg:height="3.941cm" svg:x="4.39cm" svg:y="0.996cm">
          <draw:image xlink:href="Pictures/100000000000015200000095EAD6983DC9996852.png" xlink:type="simple" xlink:show="embed" xlink:actuate="onLoad">
            <text:p/>
          </draw:image>
        </draw:frame>
        <draw:frame draw:style-name="gr2" draw:text-style-name="P1" draw:layer="layout" svg:width="5.44cm" svg:height="3.941cm" svg:x="14.784cm" svg:y="0.996cm">
          <draw:image xlink:href="Pictures/100000000000015200000095D65C5BE146E1B660.png" xlink:type="simple" xlink:show="embed" xlink:actuate="onLoad">
            <text:p/>
          </draw:image>
        </draw:frame>
        <draw:g>
          <draw:connector draw:style-name="gr3" draw:text-style-name="P2" draw:layer="layout" draw:type="line" svg:x1="20.863cm" svg:y1="2.949cm" svg:x2="22.629cm" svg:y2="2.95cm" draw:start-shape="id1" draw:start-glue-point="10" draw:end-shape="id2" draw:end-glue-point="6" svg:d="M20863 2949l1766 1" svg:viewBox="0 0 1767 2">
            <text:p/>
          </draw:connector>
          <draw:custom-shape draw:style-name="gr4" draw:text-style-name="P2" xml:id="id1" draw:id="id1" draw:layer="layout" svg:width="0.635cm" svg:height="0.635cm" svg:x="20.228cm" svg:y="2.6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" draw:id="id2" draw:layer="layout" svg:width="0.635cm" svg:height="0.635cm" svg:x="22.629cm" svg:y="2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3" draw:layer="layout" svg:x1="19.284cm" svg:y1="2.962cm" svg:x2="20.554cm" svg:y2="2.962cm">
          <text:p/>
        </draw:line>
        <draw:g>
          <draw:connector draw:style-name="gr3" draw:text-style-name="P2" draw:layer="layout" draw:type="line" svg:x1="2.563cm" svg:y1="2.159cm" svg:x2="4.029cm" svg:y2="2.16cm" draw:start-shape="id3" draw:start-glue-point="10" draw:end-shape="id4" draw:end-glue-point="6" svg:d="M2563 2159l1466 1" svg:viewBox="0 0 1467 2">
            <text:p/>
          </draw:connector>
          <draw:custom-shape draw:style-name="gr4" draw:text-style-name="P2" xml:id="id3" draw:id="id3" draw:layer="layout" svg:width="0.635cm" svg:height="0.635cm" svg:x="1.928cm" svg:y="1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" draw:id="id4" draw:layer="layout" svg:width="0.635cm" svg:height="0.635cm" svg:x="4.029cm" svg:y="1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onnector draw:style-name="gr3" draw:text-style-name="P2" draw:layer="layout" draw:type="line" svg:x1="2.563cm" svg:y1="3.859cm" svg:x2="4.029cm" svg:y2="3.86cm" draw:start-shape="id5" draw:start-glue-point="10" draw:end-shape="id6" draw:end-glue-point="6" svg:d="M2563 3859l1466 1" svg:viewBox="0 0 1467 2">
            <text:p/>
          </draw:connector>
          <draw:custom-shape draw:style-name="gr4" draw:text-style-name="P2" xml:id="id5" draw:id="id5" draw:layer="layout" svg:width="0.635cm" svg:height="0.635cm" svg:x="1.928cm" svg:y="3.5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" draw:id="id6" draw:layer="layout" svg:width="0.635cm" svg:height="0.635cm" svg:x="4.029cm" svg:y="3.5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onnector draw:style-name="gr3" draw:text-style-name="P2" draw:layer="layout" draw:type="line" svg:x1="11.563cm" svg:y1="2.949cm" svg:x2="14.429cm" svg:y2="2.95cm" draw:start-shape="id7" draw:start-glue-point="10" draw:end-shape="id8" draw:end-glue-point="6" svg:d="M11563 2949l2866 1" svg:viewBox="0 0 2867 2">
            <text:p/>
          </draw:connector>
          <draw:custom-shape draw:style-name="gr4" draw:text-style-name="P2" xml:id="id7" draw:id="id7" draw:layer="layout" svg:width="0.635cm" svg:height="0.635cm" svg:x="10.928cm" svg:y="2.6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" draw:id="id8" draw:layer="layout" svg:width="0.635cm" svg:height="0.635cm" svg:x="14.429cm" svg:y="2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4" draw:layer="layout" svg:x1="0.405cm" svg:y1="2.138cm" svg:x2="2.31cm" svg:y2="2.138cm">
          <text:p/>
        </draw:line>
        <draw:line draw:style-name="gr6" draw:text-style-name="P4" draw:layer="layout" svg:x1="0.406cm" svg:y1="3.838cm" svg:x2="2.311cm" svg:y2="3.838cm">
          <text:p/>
        </draw:line>
        <draw:line draw:style-name="gr6" draw:text-style-name="P4" draw:layer="layout" svg:x1="22.906cm" svg:y1="2.938cm" svg:x2="24.811cm" svg:y2="2.938cm">
          <text:p/>
        </draw:line>
        <draw:custom-shape draw:style-name="gr7" draw:text-style-name="P1" draw:layer="layout" svg:width="21.409cm" svg:height="4.826cm" svg:x="1.889cm" svg:y="0.619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4.304cm" svg:y1="2.138cm" svg:x2="6.209cm" svg:y2="2.138cm">
          <text:p/>
        </draw:line>
        <draw:line draw:style-name="gr6" draw:text-style-name="P4" draw:layer="layout" svg:x1="4.305cm" svg:y1="3.814cm" svg:x2="6.21cm" svg:y2="3.814cm">
          <text:p/>
        </draw:line>
        <draw:line draw:style-name="gr6" draw:text-style-name="P4" draw:layer="layout" svg:x1="9.884cm" svg:y1="2.962cm" svg:x2="11.154cm" svg:y2="2.962cm">
          <text:p/>
        </draw:line>
        <draw:line draw:style-name="gr6" draw:text-style-name="P4" draw:layer="layout" svg:x1="14.784cm" svg:y1="2.962cm" svg:x2="16.054cm" svg:y2="2.9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2cm" fo:page-height="5.8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01T20:11:58.845873649</meta:creation-date>
    <dc:date>2022-10-03T09:35:02.296885675</dc:date>
    <meta:editing-duration>PT17M3S</meta:editing-duration>
    <meta:editing-cycles>7</meta:editing-cycles>
    <meta:generator>LibreOffice/6.0.7.3$Linux_X86_64 LibreOffice_project/00m0$Build-3</meta:generator>
    <meta:document-statistic meta:object-count="27"/>
  </office:meta>
</office:document-meta>
</file>